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8.svm" manifest:media-type=""/>
  <manifest:file-entry manifest:full-path="Pictures/100000000000032000000258BA875082.png" manifest:media-type="image/png"/>
  <manifest:file-entry manifest:full-path="Pictures/TablePreview3.svm" manifest:media-type=""/>
  <manifest:file-entry manifest:full-path="Pictures/TablePreview5.svm" manifest:media-type=""/>
  <manifest:file-entry manifest:full-path="Pictures/100000000000032000000258CE27E50E.png" manifest:media-type="image/png"/>
  <manifest:file-entry manifest:full-path="Pictures/TablePreview7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21.svm" manifest:media-type=""/>
  <manifest:file-entry manifest:full-path="Pictures/TablePreview30.svm" manifest:media-type=""/>
  <manifest:file-entry manifest:full-path="Pictures/TablePreview14.svm" manifest:media-type=""/>
  <manifest:file-entry manifest:full-path="Pictures/TablePreview23.svm" manifest:media-type=""/>
  <manifest:file-entry manifest:full-path="Pictures/TablePreview16.svm" manifest:media-type=""/>
  <manifest:file-entry manifest:full-path="Pictures/TablePreview25.svm" manifest:media-type=""/>
  <manifest:file-entry manifest:full-path="Pictures/TablePreview18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9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11.svm" manifest:media-type=""/>
  <manifest:file-entry manifest:full-path="Pictures/100000000000032000000258E080B12F.jpg" manifest:media-type="image/jpeg"/>
  <manifest:file-entry manifest:full-path="Pictures/TablePreview20.svm" manifest:media-type=""/>
  <manifest:file-entry manifest:full-path="Pictures/TablePreview13.svm" manifest:media-type=""/>
  <manifest:file-entry manifest:full-path="Pictures/TablePreview22.svm" manifest:media-type=""/>
  <manifest:file-entry manifest:full-path="Pictures/TablePreview15.svm" manifest:media-type=""/>
  <manifest:file-entry manifest:full-path="Pictures/TablePreview24.svm" manifest:media-type=""/>
  <manifest:file-entry manifest:full-path="Pictures/TablePreview17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3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>
      <style:graphic-properties fo:min-height="11.928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6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8">
      <style:graphic-properties fo:min-height="11.928cm"/>
    </style:style>
    <style:style style:name="pr17" style:family="presentation" style:parent-style-name="Default-outline1" style:list-style-name="L3">
      <style:graphic-properties fo:min-height="11.928cm"/>
    </style:style>
    <style:style style:name="pr18" style:family="presentation" style:parent-style-name="Default-outline1" style:list-style-name="L8">
      <style:graphic-properties fo:min-height="11.928cm"/>
    </style:style>
    <style:style style:name="pr19" style:family="presentation" style:parent-style-name="Default-outline1" style:list-style-name="L8">
      <style:graphic-properties fo:min-height="11.928cm"/>
    </style:style>
    <style:style style:name="pr20" style:family="presentation" style:parent-style-name="Default-outline1" style:list-style-name="L6">
      <style:graphic-properties fo:min-height="11.929cm"/>
    </style:style>
    <style:style style:name="pr21" style:family="presentation" style:parent-style-name="Default-outline1" style:list-style-name="L3">
      <style:graphic-properties fo:min-height="11.929cm"/>
    </style:style>
    <style:style style:name="pr22" style:family="presentation" style:parent-style-name="Default-outline1" style:list-style-name="L3">
      <style:graphic-properties fo:min-height="11.929cm"/>
    </style:style>
    <style:style style:name="pr23" style:family="presentation" style:parent-style-name="Default-outline1" style:list-style-name="L3">
      <style:graphic-properties fo:min-height="11.929cm"/>
    </style:style>
    <style:style style:name="co1" style:family="table-column">
      <style:table-column-properties style:column-width="20.014cm" style:use-optimal-column-width="false"/>
    </style:style>
    <style:style style:name="co2" style:family="table-column">
      <style:table-column-properties style:column-width="23.87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26cm"/>
    </style:style>
    <style:style style:name="ro3" style:family="table-row">
      <style:table-row-properties style:row-height="1.469cm"/>
    </style:style>
    <style:style style:name="ce1" style:family="table-cell">
      <style:graphic-properties draw:fill-color="#4c4c4c" style:repeat="repeat"/>
      <style:paragraph-properties fo:border="none"/>
      <style:text-properties fo:color="#cccccc" fo:font-size="18pt" style:font-size-asian="18pt" style:font-size-complex="18pt"/>
    </style:style>
    <style:style style:name="ce2" style:family="table-cell">
      <style:graphic-properties draw:fill-color="#4c4c4c" style:repeat="repeat"/>
      <style:paragraph-properties fo:border="none"/>
      <style:text-properties fo:color="#cccccc" fo:font-size="23pt" style:font-size-asian="23pt" style:font-size-complex="23pt"/>
    </style:style>
    <style:style style:name="ce3" style:family="table-cell">
      <style:graphic-properties draw:fill-color="#4c4c4c" style:repeat="repeat" fo:padding-top="0.254cm" fo:padding-bottom="0.254cm" fo:padding-left="0.254cm" fo:padding-right="0.254cm"/>
      <style:paragraph-properties fo:border="none"/>
      <style:text-properties fo:color="#cccccc" fo:font-size="23pt" style:font-size-asian="23pt" style:font-size-complex="23pt"/>
    </style:style>
    <style:style style:name="ce4" style:family="table-cell">
      <style:graphic-properties draw:fill-color="#4c4c4c" style:repeat="repeat"/>
      <style:paragraph-properties fo:border="none"/>
      <style:text-properties fo:color="#cccccc" fo:font-size="26pt" style:font-size-asian="26pt" style:font-size-complex="26pt"/>
    </style:style>
    <style:style style:name="ce5" style:family="table-cell">
      <style:graphic-properties draw:fill-color="#4c4c4c" style:repeat="repeat"/>
      <style:paragraph-properties fo:border="none"/>
      <style:text-properties fo:color="#cccccc" fo:font-size="20pt" style:font-size-asian="20pt" style:font-size-complex="20pt"/>
    </style:style>
    <style:style style:name="ce6" style:family="table-cell">
      <style:graphic-properties draw:fill-color="#4c4c4c" style:repeat="repeat" fo:padding-top="0.1cm" fo:padding-bottom="0.1cm" fo:padding-left="0.1cm" fo:padding-right="0.1cm"/>
      <style:paragraph-properties fo:border="none"/>
      <style:text-properties fo:color="#cccccc" fo:font-size="20pt" style:font-size-asian="20pt" style:font-size-complex="20pt"/>
    </style:style>
    <style:style style:name="ce7" style:family="table-cell">
      <style:graphic-properties draw:fill-color="#4c4c4c" style:repeat="repeat"/>
      <style:paragraph-properties fo:border="none"/>
      <style:text-properties fo:color="#cccccc" fo:font-family="'Droid Sans Mono'" style:font-family-generic="swiss" style:font-pitch="fixed" fo:font-size="26pt" style:font-size-asian="26pt" style:font-size-complex="26pt"/>
    </style:style>
    <style:style style:name="P1" style:family="paragraph">
      <style:text-properties fo:font-family="'Droid Serif'" style:font-family-generic="roman" style:font-pitch="variable"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color="#999999" fo:font-family="Consolas" style:font-family-generic="swiss" style:font-pitch="fixed" fo:font-size="22pt" style:font-size-asian="22pt" style:font-size-complex="22pt"/>
    </style:style>
    <style:style style:name="P4" style:family="paragraph">
      <style:text-properties fo:font-family="'Droid Serif'" style:font-family-generic="roman" style:font-pitch="variable"/>
    </style:style>
    <style:style style:name="P5" style:family="paragraph">
      <style:text-properties fo:font-family="Inconsolata" style:font-pitch="fixed"/>
    </style:style>
    <style:style style:name="P6" style:family="paragraph">
      <style:text-properties fo:font-family="Inconsolata" style:font-pitch="fixed"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text-properties fo:font-family="'Droid Sans Mono'" style:font-family-generic="swiss" style:font-pitch="fixed" fo:font-size="26pt" fo:font-weight="normal" style:font-size-asian="26pt" style:font-weight-asian="normal" style:font-size-complex="26pt" style:font-weight-complex="normal"/>
    </style:style>
    <style:style style:name="P10" style:family="paragraph">
      <style:text-properties fo:color="#cccccc" fo:font-family="Inconsolata" style:font-pitch="fixed"/>
    </style:style>
    <style:style style:name="P11" style:family="paragraph">
      <style:text-properties fo:font-family="Inconsolata" style:font-pitch="fixed" fo:font-weight="normal" style:font-weight-asian="normal" style:font-weight-complex="normal"/>
    </style:style>
    <style:style style:name="P12" style:family="paragraph">
      <style:text-properties fo:font-family="'Droid Serif'" style:font-family-generic="roman" style:font-pitch="variable" fo:font-size="44pt" fo:font-weight="normal" style:font-size-asian="44pt" style:font-weight-asian="normal" style:font-size-complex="44pt" style:font-weight-complex="normal"/>
    </style:style>
    <style:style style:name="P13" style:family="paragraph">
      <style:text-properties fo:color="#b3b3b3" fo:font-family="Inconsolata" style:font-pitch="fixed"/>
    </style:style>
    <style:style style:name="T1" style:family="text">
      <style:text-properties fo:color="#666666" fo:font-family="'Droid Serif'" style:font-family-generic="roman" style:font-pitch="variable" fo:font-size="26pt" style:font-size-asian="26pt" style:font-size-complex="26pt"/>
    </style:style>
    <style:style style:name="T2" style:family="text">
      <style:text-properties fo:color="#ffd320" fo:font-family="'Droid Serif'" style:font-family-generic="roman" style:font-pitch="variable" fo:font-size="54pt" fo:font-style="italic" style:font-size-asian="54pt" style:font-style-asian="italic" style:font-size-complex="54pt" style:font-style-complex="italic"/>
    </style:style>
    <style:style style:name="T3" style:family="text">
      <style:text-properties fo:color="#999999" fo:font-family="Consolas" style:font-family-generic="swiss" style:font-pitch="fixed" fo:font-size="22pt" style:font-size-asian="22pt" style:font-size-complex="22pt"/>
    </style:style>
    <style:style style:name="T4" style:family="text">
      <style:text-properties fo:font-family="'Droid Serif'" style:font-family-generic="roman" style:font-pitch="variable"/>
    </style:style>
    <style:style style:name="T5" style:family="text">
      <style:text-properties fo:font-family="Inconsolata" style:font-pitch="fixed"/>
    </style:style>
    <style:style style:name="T6" style:family="text">
      <style:text-properties fo:font-family="Inconsolata" style:font-pitch="fixed" fo:font-size="32pt" style:font-size-asian="32pt" style:font-size-complex="32pt"/>
    </style:style>
    <style:style style:name="T7" style:family="text">
      <style:text-properties fo:color="#cccccc" fo:font-family="Inconsolata" style:font-pitch="fixed" fo:font-size="28pt" style:font-size-asian="28pt" style:font-size-complex="28pt"/>
    </style:style>
    <style:style style:name="T8" style:family="text">
      <style:text-properties fo:color="#cccccc" fo:font-family="Inconsolata" style:font-pitch="fixed" fo:font-size="23pt" style:font-size-asian="23pt" style:font-size-complex="23pt"/>
    </style:style>
    <style:style style:name="T9" style:family="text">
      <style:text-properties fo:font-family="'Droid Sans Mono'" style:font-family-generic="swiss" style:font-pitch="fixed" fo:font-size="28pt" style:font-size-asian="28pt" style:font-size-complex="28pt"/>
    </style:style>
    <style:style style:name="T10" style:family="text">
      <style:text-properties fo:font-family="'Droid Sans Mono'" style:font-family-generic="swiss" style:font-pitch="fixed" fo:font-size="32pt" style:font-size-asian="32pt" style:font-size-complex="32pt"/>
    </style:style>
    <style:style style:name="T11" style:family="text">
      <style:text-properties fo:color="#cccccc" fo:font-family="'Droid Sans Mono'" style:font-family-generic="swiss" style:font-pitch="fixed" fo:font-size="32pt" style:font-size-asian="32pt" style:font-size-complex="32pt"/>
    </style:style>
    <style:style style:name="T12" style:family="text">
      <style:text-properties fo:color="#cccccc" fo:font-family="Inconsolata" style:font-pitch="fixed" fo:font-size="32pt" style:font-size-asian="32pt" style:font-size-complex="32pt"/>
    </style:style>
    <style:style style:name="T13" style:family="text">
      <style:text-properties fo:color="#cccccc" fo:font-family="Inconsolata" style:font-pitch="fixed" fo:font-size="26pt" style:font-size-asian="26pt" style:font-size-complex="26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family="'Droid Serif'" style:font-family-generic="roman" style:font-pitch="variable" fo:font-size="36pt" style:font-size-asian="36pt" style:font-size-complex="36pt"/>
    </style:style>
    <style:style style:name="T16" style:family="text">
      <style:text-properties fo:color="#999999" fo:font-family="Inconsolata" style:font-pitch="fixed" fo:font-size="28pt" style:font-size-asian="28pt" style:font-size-complex="28pt"/>
    </style:style>
    <style:style style:name="T17" style:family="text">
      <style:text-properties fo:font-family="'Droid Sans Mono'" style:font-family-generic="swiss" style:font-pitch="fixed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cccccc" fo:font-family="Inconsolata" style:font-pitch="fixed"/>
    </style:style>
    <style:style style:name="T19" style:family="text">
      <style:text-properties fo:font-family="Inconsolata" style:font-pitch="fixed" fo:font-weight="normal" style:font-weight-asian="normal" style:font-weight-complex="normal"/>
    </style:style>
    <style:style style:name="T20" style:family="text">
      <style:text-properties fo:font-family="'Droid Serif'" style:font-family-generic="roman" style:font-pitch="variable" fo:font-size="44pt" fo:font-weight="normal" style:font-size-asian="44pt" style:font-weight-asian="normal" style:font-size-complex="44pt" style:font-weight-complex="normal"/>
    </style:style>
    <style:style style:name="T21" style:family="text">
      <style:text-properties fo:color="#cccccc" fo:font-family="Inconsolata" style:font-pitch="fixed" fo:font-weight="bold" style:font-weight-asian="bold" style:font-weight-complex="bold"/>
    </style:style>
    <style:style style:name="T22" style:family="text">
      <style:text-properties fo:color="#cccccc" fo:font-family="Inconsolata" style:font-pitch="fixed" fo:font-weight="normal" style:font-weight-asian="normal" style:font-weight-complex="normal"/>
    </style:style>
    <style:style style:name="T23" style:family="text">
      <style:text-properties fo:color="#cccccc" fo:font-family="Inconsolata" style:font-pitch="fixed" fo:font-style="normal" style:font-style-asian="normal" style:font-weight-asian="normal" style:font-style-complex="normal" style:font-weight-complex="normal"/>
    </style:style>
    <style:style style:name="T24" style:family="text">
      <style:text-properties fo:color="#cccccc" fo:font-family="Inconsolata" style:font-pitch="fixed" fo:font-size="14pt" style:font-size-asian="14pt" style:font-size-complex="14pt"/>
    </style:style>
    <style:style style:name="T25" style:family="text">
      <style:text-properties fo:font-family="Inconsolata" style:font-pitch="fixed" fo:font-size="26pt" style:font-size-asian="26pt" style:font-size-complex="26pt"/>
    </style:style>
    <style:style style:name="T26" style:family="text">
      <style:text-properties fo:color="#b3b3b3" fo:font-family="Inconsolata" style:font-pitch="fixed" fo:font-size="26pt" style:font-size-asian="26pt" style:font-size-complex="26pt"/>
    </style:style>
    <style:style style:name="T27" style:family="text">
      <style:text-properties fo:color="#b3b3b3" fo:font-family="Inconsolata" style:font-pitch="fixed"/>
    </style:style>
    <style:style style:name="T28" style:family="text">
      <style:text-properties fo:color="#cccccc" fo:font-family="'Droid Sans Mono'" style:font-family-generic="swiss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808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80808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8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c0c0c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0c0c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0c0c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0c0c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0c0c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c0c0c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0c0c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0c0c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0c0c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0c0c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0c0c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80808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80808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808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8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808080" fo:font-size="45%"/>
      </text:list-level-style-bullet>
    </text:list-style>
    <text:list-style style:name="L9">
      <text:list-level-style-bullet text:level="1" text:bullet-char="">
        <style:list-level-properties text:space-before="0.3cm" text:min-label-width="0.9cm"/>
        <style:text-properties fo:font-family="StarSymbol" style:font-charset="x-symbol" fo:color="#80808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808080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80808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808080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80808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80808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80808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80808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80808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80808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254cm" svg:x="1.4cm" svg:y="0.837cm" presentation:class="subtitle" presentation:user-transformed="true">
          <draw:text-box>
            <text:p><text:span text:style-name="T1"><text:s/></text:span><text:span text:style-name="T1">Lecture 3</text:span></text:p>
            <text:p><text:span text:style-name="T2">Tonight we dine in shell</text:span></text:p>
          </draw:text-box>
        </draw:frame>
        <draw:frame draw:style-name="gr1" draw:text-style-name="P3" draw:layer="layout" svg:width="22.606cm" svg:height="2.063cm" svg:x="3.048cm" svg:y="18.034cm">
          <draw:text-box>
            <text:p text:style-name="P2"><text:span text:style-name="T3">Hands-On Unix System Administration DeCal</text:span></text:p>
            <text:p text:style-name="P2"><text:span text:style-name="T3">2012-09-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4">Review</text:span></text:p>
          </draw:text-box>
        </draw:frame>
        <draw:frame presentation:style-name="pr4" draw:text-style-name="P5" draw:layer="layout" svg:width="25.524cm" svg:height="16.51cm" svg:x="1.4cm" svg:y="3.556cm" presentation:class="outline" presentation:user-transformed="true">
          <draw:text-box>
            <text:list text:style-name="L3">
              <text:list-item>
                <text:p><text:span text:style-name="T5">$1, $2, ...; $@, $*, $#, $0, $?</text:span></text:p>
              </text:list-item>
              <text:list-item>
                <text:p><text:span text:style-name="T5">environment variables</text:span></text:p>
              </text:list-item>
              <text:list-item>
                <text:p><text:span text:style-name="T5">env, export</text:span></text:p>
              </text:list-item>
              <text:list-item>
                <text:p><text:span text:style-name="T5">$HOME, $PATH</text:span></text:p>
              </text:list-item>
              <text:list-item>
                <text:p><text:span text:style-name="T5">$PS1=n\[\e[0;31m\]\u\[\e[m\]@\[\e[1;34m\]\w \[\e[2;90m\]\@\n\[\e[m\]\[\e[0;35m\]\h\[\e[m\]\[\e[0;31m\]\$\[\e[m\]\[\e[0;32m\]</text:span></text:p>
              </text:list-item>
              <text:list-item>
                <text:p><text:span text:style-name="T5">quotes, ' and "</text:span></text:p>
              </text:list-item>
              <text:list-item>
                <text:p><text:span text:style-name="T5">aliases</text:span></text:p>
              </text:list-item>
              <text:list-item>
                <text:p><text:span text:style-name="T5">globbing</text:span></text:p>
              </text:list-item>
              <text:list-item>
                <text:p><text:span text:style-name="T5">backticks (`) </text:span></text:p>
              </text:list-item>
              <text:list-item>
                <text:p><text:span text:style-name="T5">pipes (|)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ee</text:span></text:p>
          </draw:text-box>
        </draw:frame>
        <draw:frame presentation:style-name="pr6" draw:text-style-name="P6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6">essentially a pipe</text:span></text:p>
              </text:list-item>
              <text:list-item>
                <text:p><text:span text:style-name="T6">mostly used to do </text:span></text:p>
              </text:list-item>
            </text:list>
          </draw:text-box>
        </draw:frame>
        <draw:frame draw:style-name="standard" draw:layer="layout" svg:width="20.013cm" svg:height="1.255cm" svg:x="4.37cm" svg:y="8.54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list text:style-name="L4">
                  <text:list-item>
                    <text:list>
                      <text:list-header>
                        <text:p text:style-name="P7"><text:span text:style-name="T7">$ sudo &lt;command&gt; | sudo tee &lt;file&gt;</text:span></text:p>
                      </text:list-header>
                    </text:list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find</text:span>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5">google search on steroids for file system</text:span></text:p>
              </text:list-item>
              <text:list-item>
                <text:p><text:span text:style-name="T5">regexes, depths, mtimes, types, groups, users, etc.</text:span></text:p>
              </text:list-item>
            </text:list>
          </draw:text-box>
        </draw:frame>
        <draw:frame draw:style-name="standard" draw:layer="layout" svg:width="23.874cm" svg:height="1.081cm" svg:x="1.946cm" svg:y="14.365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list text:style-name="L1">
                  <text:list-header>
                    <text:p><text:span text:style-name="T8"><text:s/></text:span><text:span text:style-name="T8">$ find a b -type f ! -name 'crazy' -printf '%f\n'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3.874cm" svg:height="1.081cm" svg:x="1.932cm" svg:y="12.30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list text:style-name="L2">
                  <text:list-header>
                    <text:p><text:span text:style-name="T8">$ find / -newer ttt -user wnj -print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3.874cm" svg:height="1.329cm" svg:x="1.934cm" svg:y="9.95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3">
                <text:list text:style-name="L2">
                  <text:list-header>
                    <text:p><text:span text:style-name="T8">$ find -L /usr/ports/packages -type l -exec rm -- {} +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xargs</text:span></text:p>
          </draw:text-box>
        </draw:frame>
        <draw:frame presentation:style-name="pr8" draw:text-style-name="P5" draw:layer="layout" svg:width="24.639cm" svg:height="14.136cm" svg:x="1.4cm" svg:y="4.914cm" presentation:class="outline" presentation:user-transformed="true">
          <draw:text-box>
            <text:list text:style-name="L3">
              <text:list-item>
                <text:p><text:span text:style-name="T5">most used after a find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9"/></text:p>
                <text:p><text:span text:style-name="T10">-</text:span><text:span text:style-name="T11">print0</text:span></text:p>
                <text:list>
                  <text:list-header>
                    <text:p><text:span text:style-name="T12"><text:s/></text:span><text:span text:style-name="T12">used with find to print NUL character generally for xargs</text:span></text:p>
                  </text:list-header>
                </text:list>
                <text:p><text:span text:style-name="T11">-0</text:span><text:span text:style-name="T12"> </text:span></text:p>
                <text:list>
                  <text:list-header>
                    <text:p><text:span text:style-name="T12">used in xargs in conjunction with -print0 for `find' for files with spaces</text:span></text:p>
                  </text:list-header>
                </text:list>
              </text:list-item>
            </text:list>
          </draw:text-box>
        </draw:frame>
        <draw:frame draw:style-name="standard" draw:layer="layout" svg:width="23.874cm" svg:height="1.187cm" svg:x="2.305cm" svg:y="6.9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4">
                <text:list text:style-name="L2">
                  <text:list-header>
                    <text:p><text:span text:style-name="T13"><text:s/></text:span><text:span text:style-name="T13">$ find . -name 'randomcrapfile' | xargs rm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3.874cm" svg:height="2.114cm" svg:x="2.305cm" svg:y="9.291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5">
                <text:list text:style-name="L2">
                  <text:list-header>
                    <text:p><text:span text:style-name="T13"><text:s/></text:span><text:span text:style-name="T13">$ find . -name 'filetobemoved' | xargs -I {} mv {} somefolder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locate</text:span></text:p>
          </draw:text-box>
        </draw:frame>
        <draw:frame presentation:style-name="pr9" draw:text-style-name="P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5">cached google search for file system</text:span></text:p>
              </text:list-item>
              <text:list-item>
                <text:p><text:span text:style-name="T5">precompiled database</text:span></text:p>
              </text:list-item>
              <text:list-item>
                <text:p><text:span text:style-name="T5">faster than `</text:span><text:span text:style-name="T9">find</text:span><text:span text:style-name="T5">', but not as detailed in searc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for</text:span> <text:s/><text:span text:style-name="T14">and</text:span> <text:s/><text:span text:style-name="T5">while</text:span> <text:span text:style-name="T14">loops</text:span>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5">built into shell</text:span></text:p>
                <text:p><text:span text:style-name="T5">Structure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>One-liner, with semi-colons:</text:span></text:p>
              </text:list-item>
            </text:list>
            <text:p><text:span text:style-name="T5"/></text:p>
            <text:list text:continue-numbering="true" text:style-name="L3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standard" draw:layer="layout" svg:width="23.874cm" svg:height="2.054cm" svg:x="2.339cm" svg:y="16.281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6">
                <text:list text:style-name="L1">
                  <text:list-header>
                    <text:p><text:span text:style-name="T13"><text:s/></text:span><text:span text:style-name="T13">$ for {something}; do somecommand; <text:s text:c="6"/></text:span></text:p>
                    <text:p><text:span text:style-name="T13"><text:s/></text:span><text:span text:style-name="T13">someothercommand; done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3.874cm" svg:height="4.835cm" svg:x="2.11cm" svg:y="7.94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6">
                <text:list text:style-name="L1">
                  <text:list-header>
                    <text:p><text:span text:style-name="T13">for {something}</text:span></text:p>
                    <text:p><text:span text:style-name="T13">do </text:span></text:p>
                    <text:p><text:span text:style-name="T13"><text:s text:c="3"/></text:span><text:span text:style-name="T13">somecommand </text:span></text:p>
                    <text:p><text:span text:style-name="T13"><text:s text:c="3"/></text:span><text:span text:style-name="T13">someothercommand</text:span></text:p>
                    <text:p><text:span text:style-name="T13">done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773cm" presentation:class="title" presentation:user-transformed="true">
          <draw:text-box>
            <text:p><text:span text:style-name="T5">for </text:span><text:span text:style-name="T15">and</text:span><text:span text:style-name="T5"> while</text:span> <text:span text:style-name="T14">loops</text:span></text:p>
          </draw:text-box>
        </draw:frame>
        <draw:frame presentation:style-name="pr10" draw:text-style-name="P5" draw:layer="layout" svg:width="24.639cm" svg:height="12.179cm" svg:x="1.4cm" svg:y="4.914cm" presentation:class="outline">
          <draw:text-box>
            <text:p><text:span text:style-name="T5"><text:s/></text:span><text:span text:style-name="T5">Structure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s/></text:span><text:span text:style-name="T5">One-liner, with semi-colons:</text:span></text:p>
            <text:p><text:span text:style-name="T5"/></text:p>
            <text:list text:style-name="L3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standard" draw:layer="layout" svg:width="23.874cm" svg:height="2.054cm" svg:x="1.727cm" svg:y="14.528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6">
                <text:list text:style-name="L2">
                  <text:list-header>
                    <text:p><text:span text:style-name="T13">$ while {some expression}; do somecommand; someothercommand; done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3.874cm" svg:height="4.835cm" svg:x="1.654cm" svg:y="6.31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6">
                <text:list text:style-name="L1">
                  <text:list-header>
                    <text:p><text:span text:style-name="T13">while {something}</text:span></text:p>
                    <text:p><text:span text:style-name="T13">do </text:span></text:p>
                    <text:p><text:span text:style-name="T13"><text:s text:c="3"/></text:span><text:span text:style-name="T13">somecommand </text:span></text:p>
                    <text:p><text:span text:style-name="T13"><text:s text:c="3"/></text:span><text:span text:style-name="T13">someothercommand</text:span></text:p>
                    <text:p><text:span text:style-name="T13">done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awk</text:span></text:p>
          </draw:text-box>
        </draw:frame>
        <draw:frame presentation:style-name="pr11" draw:text-style-name="P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5">full programming language</text:span></text:p>
              </text:list-item>
              <text:list-item>
                <text:p><text:span text:style-name="T5">generally used to do (simple) regular expressions on files</text:span></text:p>
              </text:list-item>
              <text:list-item>
                <text:p><text:span text:style-name="T5">More info at: </text:span><text:span text:style-name="T16">https://en.wikipedia.org/wiki/Awk, http://www.grymoire.com/Unix/Awk.htm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ar shell-fu</text:p>
          </draw:text-box>
        </draw:frame>
        <draw:frame presentation:style-name="pr12" draw:text-style-name="P9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7">grep</text:span></text:p>
              </text:list-item>
              <text:list-item>
                <text:p><text:span text:style-name="T17">sed</text:span></text:p>
              </text:list-item>
              <text:list-item>
                <text:p><text:span text:style-name="T17">cut</text:span></text:p>
              </text:list-item>
              <text:list-item>
                <text:p><text:span text:style-name="T17">tr</text:span></text:p>
              </text:list-item>
              <text:list-item>
                <text:p><text:span text:style-name="T17">wc</text:span></text:p>
              </text:list-item>
              <text:list-item>
                <text:p><text:span text:style-name="T17">sort </text:span></text:p>
              </text:list-item>
              <text:list-item>
                <text:p><text:span text:style-name="T17">head</text:span></text:p>
              </text:list-item>
              <text:list-item>
                <text:p><text:span text:style-name="T17">tai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r</text:span></text:p>
          </draw:text-box>
        </draw:frame>
        <draw:frame presentation:style-name="pr13" draw:text-style-name="P10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18"/></text:p>
              </text:list-header>
              <text:list-item>
                <text:p><text:span text:style-name="T18">SET1 and SET2 define ordered sets of characters (characters of input that `tr' operates on) <text:s/></text:span></text:p>
              </text:list-item>
              <text:list-item>
                <text:p><text:span text:style-name="T18">Function is to replace, squeeze, remove characters from its input </text:span></text:p>
                <text:list>
                  <text:list-item>
                    <text:p><text:span text:style-name="T18">No filenames to provide as arguments</text:span></text:p>
                  </text:list-item>
                </text:list>
              </text:list-item>
              <text:list-item>
                <text:p><text:span text:style-name="T18">Reads stream from stdin, writes to stdout</text:span></text:p>
                <text:list>
                  <text:list-header>
                    <text:p><text:span text:style-name="T18"/></text:p>
                    <text:p><text:span text:style-name="T18"/></text:p>
                  </text:list-header>
                </text:list>
              </text:list-item>
            </text:list>
          </draw:text-box>
        </draw:frame>
        <draw:frame draw:style-name="standard" draw:layer="layout" svg:width="23.874cm" svg:height="1.187cm" svg:x="2.147cm" svg:y="4.628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1">
                  <text:list-header>
                    <text:p><text:span text:style-name="T13"><text:s/></text:span><text:span text:style-name="T13">tr [OPTION]... SET1 [SET2]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r</text:span></text:p>
          </draw:text-box>
        </draw:frame>
        <draw:frame presentation:style-name="pr10" draw:text-style-name="P10" draw:layer="layout" svg:width="24.639cm" svg:height="14.898cm" svg:x="1.4cm" svg:y="4.914cm" presentation:class="outline" presentation:user-transformed="true">
          <draw:text-box>
            <text:list text:style-name="L5">
              <text:list-header>
                <text:p><text:span text:style-name="T18"/></text:p>
              </text:list-header>
            </text:list>
            <text:list text:style-name="L3">
              <text:list-item>
                <text:p><text:span text:style-name="T18">Examples</text:span></text:p>
                <text:p><text:span text:style-name="T18"/></text:p>
                <text:list>
                  <text:list-item>
                    <text:p><text:span text:style-name="T18">Replace characters in SET1 with corresponding characters in SET2</text:span></text:p>
                    <text:p><text:span text:style-name="T18">can use ranges (e.g, a-z A-Z) </text:span></text:p>
                    <text:p><text:span text:style-name="T18"/></text:p>
                  </text:list-item>
                </text:list>
              </text:list-item>
              <text:list-item>
                <text:p><text:span text:style-name="T18">Commonly used options</text:span></text:p>
                <text:list>
                  <text:list-header>
                    <text:p><text:span text:style-name="T18">-d, --delete </text:span></text:p>
                    <text:p><text:span text:style-name="T18">-s, --squeeze-repeats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18"/></text:p>
                    <text:p><text:span text:style-name="T18"/></text:p>
                  </text:list-header>
                </text:list>
              </text:list-item>
            </text:list>
          </draw:text-box>
        </draw:frame>
        <draw:frame draw:style-name="standard" draw:layer="layout" svg:width="23.874cm" svg:height="1.187cm" svg:x="2.147cm" svg:y="4.528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1">
                  <text:list-header>
                    <text:p><text:span text:style-name="T13"><text:s/></text:span><text:span text:style-name="T13">tr [OPTION]... SET1 [SET2]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23.874cm" svg:height="1.187cm" svg:x="2.147cm" svg:y="8.22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1">
                  <text:list-header>
                    <text:p><text:span text:style-name="T13">$ echo “the quick brown fox” | tr abc def 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23.874cm" svg:height="1.187cm" svg:x="2.147cm" svg:y="13.53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1">
                  <text:list-header>
                    <text:p><text:span text:style-name="T13">$ echo “the quick brown fox” | tr a-z A-Z 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19">sort</text:span></text:p>
          </draw:text-box>
        </draw:frame>
        <draw:frame presentation:style-name="pr10" draw:text-style-name="P5" draw:layer="layout" svg:width="24.639cm" svg:height="14.39cm" svg:x="1.4cm" svg:y="4.914cm" presentation:class="outline" presentation:user-transformed="true">
          <draw:text-box>
            <text:list text:style-name="L6">
              <text:list-header>
                <text:p><text:span text:style-name="T18"/></text:p>
              </text:list-header>
              <text:list-item>
                <text:p><text:span text:style-name="T18">Useful options:</text:span></text:p>
                <text:p><text:span text:style-name="T7">-d, --dictionary-order</text:span><text:span text:style-name="T18"> </text:span></text:p>
                <text:list>
                  <text:list-item>
                    <text:list>
                      <text:list-item>
                        <text:p><text:span text:style-name="T18">Consider blanks and alphanumeric character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><text:span text:style-name="T18">-n, --numeric-sort</text:span></text:p>
                    <text:list>
                      <text:list-header>
                        <text:p><text:span text:style-name="T18">Sort by numerical value</text:span></text:p>
                      </text:list-header>
                    </text:list>
                    <text:p><text:span text:style-name="T18">-r, --reverse</text:span></text:p>
                    <text:list>
                      <text:list-header>
                        <text:p><text:span text:style-name="T18">Reverse the result of comparisons</text:span></text:p>
                      </text:list-header>
                    </text:list>
                    <text:p><text:span text:style-name="T18">-f, --ignore-case</text:span></text:p>
                    <text:p><text:span text:style-name="T18">-k(column), -nk2 means sort column 2 numerically</text:span></text:p>
                    <text:list>
                      <text:list-header>
                        <text:p><text:span text:style-name="T18"/></text:p>
                      </text:list-header>
                    </text:list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3.874cm" svg:height="1.187cm" svg:x="2.147cm" svg:y="4.52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1">
                  <text:list-header>
                    <text:p><text:span text:style-name="T13"><text:s/></text:span><text:span text:style-name="T13">sort [OPTION]... [FILE]...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19">cut</text:span></text:p>
          </draw:text-box>
        </draw:frame>
        <draw:frame presentation:style-name="pr10" draw:text-style-name="P5" draw:layer="layout" svg:width="24.639cm" svg:height="14.39cm" svg:x="1.4cm" svg:y="4.914cm" presentation:class="outline" presentation:user-transformed="true">
          <draw:text-box>
            <text:list text:style-name="L6">
              <text:list-header>
                <text:p><text:span text:style-name="T18"/></text:p>
              </text:list-header>
              <text:list-item>
                <text:p><text:span text:style-name="T18">Print selected parts of lines from each FILE (or stdin) to stdout</text:span></text:p>
              </text:list-item>
              <text:list-item>
                <text:p><text:span text:style-name="T18">Useful options:</text:span></text:p>
                <text:p><text:span text:style-name="T18">-d, --delimter=DELIM</text:span></text:p>
                <text:p><text:span text:style-name="T18">-f, --fields=LIST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><text:span text:style-name="T18"/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3.874cm" svg:height="1.187cm" svg:x="2.147cm" svg:y="4.52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1">
                  <text:list-header>
                    <text:p><text:span text:style-name="T13"><text:s/></text:span><text:span text:style-name="T13">cut [OPTION]... [FILE]...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head/tail</text:span></text:p>
          </draw:text-box>
        </draw:frame>
        <draw:frame presentation:style-name="pr14" draw:text-style-name="P10" draw:layer="layout" svg:width="24.639cm" svg:height="14.898cm" svg:x="1.4cm" svg:y="4.914cm" presentation:class="outline" presentation:user-transformed="true">
          <draw:text-box>
            <text:list text:style-name="L6">
              <text:list-item>
                <text:p><text:span text:style-name="T18">View first/last parts of file</text:span></text:p>
              </text:list-item>
              <text:list-item>
                <text:p><text:span text:style-name="T18">Useful for viewing logs</text:span></text:p>
              </text:list-item>
              <text:list-item>
                <text:p><text:span text:style-name="T18">Default: view first/last 10 lines</text:span></text:p>
              </text:list-item>
              <text:list-item>
                <text:p><text:span text:style-name="T18">Common options</text:span></text:p>
                <text:list>
                  <text:list-item>
                    <text:p><text:span text:style-name="T18">-n, --lines=N </text:span></text:p>
                    <text:list>
                      <text:list-item>
                        <text:p><text:span text:style-name="T18">Output first/last N lines, 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tail -f &lt;file&gt;</text:span></text:p>
                <text:list>
                  <text:list-item>
                    <text:p><text:span text:style-name="T18">“</text:span><text:span text:style-name="T18">follow” the file, output appended data as &lt;file&gt; grows</text:span></text:p>
                  </text:list-item>
                </text:list>
              </text:list-item>
              <text:list-item>
                <text:p><text:span text:style-name="T18">tail -n +N &lt;file&gt; or tail --lines=+N &lt;file&gt;</text:span></text:p>
              </text:list-item>
            </text:list>
            <text:list text:style-name="L5">
              <text:list-item>
                <text:list>
                  <text:list-item>
                    <text:p><text:span text:style-name="T18">Starting from N, output N to rest of file</text:span></text:p>
                  </text:list-item>
                </text:list>
              </text:list-item>
            </text:list>
            <text:list text:style-name="L6">
              <text:list-item>
                <text:p><text:span text:style-name="T18">head --lines=-N &lt;file&gt;</text:span></text:p>
                <text:list>
                  <text:list-item>
                    <text:p><text:span text:style-name="T18">View everything but the last N lines in &lt;file&gt; </text:span></text:p>
                    <text:p><text:span text:style-name="T18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wc</text:span></text:p>
          </draw:text-box>
        </draw:frame>
        <draw:frame presentation:style-name="pr15" draw:text-style-name="P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5">Word count</text:span></text:p>
              </text:list-item>
              <text:list-item>
                <text:p><text:span text:style-name="T5">Print newline, word, and byte counts</text:span></text:p>
              </text:list-item>
              <text:list-item>
                <text:p><text:span text:style-name="T5">wc -l, print newline count (count lines)</text:span></text:p>
              </text:list-item>
              <text:list-item>
                <text:p><text:span text:style-name="T5">wc -w, print word count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20">Regular Expressions (regex)</text:span></text:p>
          </draw:text-box>
        </draw:frame>
        <draw:frame presentation:style-name="pr16" draw:text-style-name="P10" draw:layer="layout" svg:width="24.639cm" svg:height="14.39cm" svg:x="1.4cm" svg:y="4.914cm" presentation:class="outline" presentation:user-transformed="true">
          <draw:text-box>
            <text:list text:style-name="L8">
              <text:list-item>
                <text:p><text:span text:style-name="T18">String matching</text:span></text:p>
                <text:list>
                  <text:list-item>
                    <text:p><text:span text:style-name="T18">Set of metacharacters let you search for text that fits criteria</text:span></text:p>
                  </text:list-item>
                </text:list>
              </text:list-item>
              <text:list-item>
                <text:p><text:span text:style-name="T18">Text editors, utilities, programming languages </text:span></text:p>
              </text:list-item>
            </text:list>
            <text:list text:style-name="L9">
              <text:list-item>
                <text:list>
                  <text:list-item>
                    <text:p><text:span text:style-name="T18">grep, sed, awk, vi(m)</text:span></text:p>
                  </text:list-item>
                  <text:list-item>
                    <text:p><text:span text:style-name="T18">Perl, Ruby, etc.</text:span></text:p>
                  </text:list-item>
                </text:list>
              </text:list-item>
            </text:list>
            <text:list text:style-name="L8">
              <text:list-item>
                <text:p><text:span text:style-name="T18">Many flavors, POSIX BRE</text:span></text:p>
              </text:list-item>
              <text:list-item>
                <text:p><text:span text:style-name="T18">Regex ≠ globs/wildcards</text:span></text:p>
                <text:list>
                  <text:list-item>
                    <text:p><text:span text:style-name="T18">Different sets of metacharacters used for different purposes</text:span></text:p>
                    <text:list>
                      <text:list-item>
                        <text:p><text:span text:style-name="T18">Filename expansion vs. string matching</text:span></text:p>
                      </text:list-item>
                    </text:list>
                  </text:list-item>
                  <text:list-item>
                    <text:p><text:span text:style-name="T18">The shell itself does not recognize RE's. It is the commands and utilities, that d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20">Basic Regex</text:span></text:p>
          </draw:text-box>
        </draw:frame>
        <draw:frame presentation:style-name="pr17" draw:text-style-name="P10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21">\</text:span><text:span text:style-name="T18"> <text:s/>(backslash) turn off special meaning of following character (escaping)</text:span></text:p>
                <text:p><text:span text:style-name="T21">.</text:span><text:span text:style-name="T18"> <text:s/>(period) match any single character </text:span></text:p>
                <text:p><text:span text:style-name="T18">[..] (bracket expression) </text:span></text:p>
                <text:list>
                  <text:list-item>
                    <text:p><text:span text:style-name="T18">Matches ONE of any of the enclosed characters</text:span></text:p>
                  </text:list-item>
                  <text:list-item>
                    <text:p><text:span text:style-name="T18">Hyphens indicate a range of characters (a-z, A-Z, 0-9)</text:span></text:p>
                  </text:list-item>
                </text:list>
                <text:p><text:span text:style-name="T21">*</text:span><text:span text:style-name="T18"> <text:s/>(a quantifier) match any number or none of preceding character </text:span></text:p>
                <text:list>
                  <text:list-item text:start-value="1">
                    <text:p><text:span text:style-name="T18">e.g, a* matches 'abc', 'bc' </text:span></text:p>
                  </text:list-item>
                  <text:list-item>
                    <text:p><text:span text:style-name="T18">aa* matches 'abc' but not 'bc' </text:span></text:p>
                    <text:p><text:span text:style-name="T18"/></text:p>
                    <text:p><text:span text:style-name="T18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20">Anchors (regex)</text:span></text:p>
          </draw:text-box>
        </draw:frame>
        <draw:frame presentation:style-name="pr18" draw:text-style-name="P10" draw:layer="layout" svg:width="24.639cm" svg:height="12.178cm" svg:x="1.4cm" svg:y="4.914cm" presentation:class="outline" presentation:user-transformed="true">
          <draw:text-box>
            <text:list text:style-name="L8">
              <text:list-header>
                <text:p><text:span text:style-name="T22">Specify where</text:span><text:span text:style-name="T23"> matching text should be</text:span></text:p>
                <text:p><text:span text:style-name="T23"/></text:p>
                <text:p><text:span text:style-name="T21">^</text:span><text:span text:style-name="T18"><text:tab/></text:span><text:span text:style-name="T18">Match following regex at beginning of line </text:span></text:p>
                <text:p><text:span text:style-name="T21">$</text:span><text:span text:style-name="T18"><text:tab/></text:span><text:span text:style-name="T18">Match preceding regex at end of lin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20">Examples </text:span></text:p>
          </draw:text-box>
        </draw:frame>
        <draw:frame presentation:style-name="pr19" draw:text-style-name="P10" draw:layer="layout" svg:width="24.639cm" svg:height="15.152cm" svg:x="1.4cm" svg:y="4.914cm" presentation:class="outline" presentation:user-transformed="true">
          <draw:text-box>
            <text:list text:style-name="L8">
              <text:list-header>
                <text:p><text:span text:style-name="T18">Regex <text:s text:c="3"/>| Matches</text:span></text:p>
                <text:p><text:span text:style-name="T24">-------------------------------------------------------------------</text:span></text:p>
                <text:p><text:span text:style-name="T13">tolstoy <text:s text:c="3"/>| tolstoy, anywhere </text:span></text:p>
                <text:p><text:span text:style-name="T13">^tolstoy <text:s text:c="2"/>| tolstoy, beginning of line</text:span></text:p>
                <text:p><text:span text:style-name="T13">tolstoy$ <text:s text:c="2"/>| tolstoy, end of line</text:span></text:p>
                <text:p><text:span text:style-name="T13">^tolstoy$ <text:s/>| a line containing exactly 'tolstoy' and nothing else </text:span></text:p>
                <text:p><text:span text:style-name="T13">[Tt]olstoy | Either Tolstoy or tolstoy</text:span></text:p>
                <text:p><text:span text:style-name="T13">tol.toy <text:s text:c="3"/>| tol, followed by any character, followed by toy</text:span></text:p>
                <text:p><text:span text:style-name="T13">Tol.*toy <text:s text:c="2"/>| tol, any sequence of 0 or more characters, followed by toy</text:span></text:p>
                <text:p><text:span text:style-name="T13"/></text:p>
                <text:p><text:span text:style-name="T13"/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5">grep</text:span></text:p>
          </draw:text-box>
        </draw:frame>
        <draw:frame presentation:style-name="pr20" draw:text-style-name="P10" draw:layer="layout" svg:width="24.639cm" svg:height="15.66cm" svg:x="1.4cm" svg:y="4.914cm" presentation:class="outline" presentation:user-transformed="true">
          <draw:text-box>
            <text:list text:style-name="L6">
              <text:list-header>
                <text:p><text:span text:style-name="T18"/></text:p>
              </text:list-header>
              <text:list-item>
                <text:p><text:span text:style-name="T18">Match text (PATTERN can be w/ or w/o regex)</text:span></text:p>
              </text:list-item>
              <text:list-item>
                <text:p><text:span text:style-name="T18">Grep (BRE), egrep/grep -E (ERE), fgrep/grep -F (match fixed strings) </text:span></text:p>
              </text:list-item>
              <text:list-item>
                <text:p><text:span text:style-name="T18">Can search with fixed strings, or with regexes</text:span></text:p>
              </text:list-item>
              <text:list-item>
                <text:p><text:span text:style-name="T18">Common options </text:span></text:p>
                <text:list>
                  <text:list-header>
                    <text:p><text:span text:style-name="T18">-i case insensitive search</text:span></text:p>
                    <text:p><text:span text:style-name="T18">-l list names of files instead of printing the actual matching lines</text:span></text:p>
                    <text:p><text:span text:style-name="T18">-v print lines that DON'T match the pattern</text:span></text:p>
                    <text:p><text:span text:style-name="T18">-e &lt;pattern&gt; </text:span></text:p>
                    <text:list>
                      <text:list-item>
                        <text:p><text:span text:style-name="T18">Use multiple -e options to search with multiple patterns 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standard" draw:layer="layout" svg:width="23.874cm" svg:height="1.187cm" svg:x="2.147cm" svg:y="4.62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1">
                  <text:list-header>
                    <text:p><text:span text:style-name="T13"><text:s/></text:span><text:span text:style-name="T13">grep [OPTIONS] PATTERN [FILE...] <text:s text:c="2"/>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5">sed</text:span></text:p>
          </draw:text-box>
        </draw:frame>
        <draw:frame presentation:style-name="pr21" draw:text-style-name="P5" draw:layer="layout" svg:width="24.639cm" svg:height="14.644cm" svg:x="1.4cm" svg:y="4.914cm" presentation:class="outline" presentation:user-transformed="true">
          <draw:text-box>
            <text:list text:style-name="L3">
              <text:list-header>
                <text:p><text:span text:style-name="T25"/></text:p>
              </text:list-header>
              <text:list-item>
                <text:p><text:span text:style-name="T25">Stream editor for filtering and transforming text on an input stream (file or input from pipeline)</text:span></text:p>
              </text:list-item>
              <text:list-item>
                <text:p><text:span text:style-name="T25">Commonly used to perform text substitution in a pipeline</text:span></text:p>
              </text:list-item>
              <text:list-item>
                <text:p><text:span text:style-name="T25">'COMMAND' is often substituting, appending, inserting, deleting text</text:span></text:p>
                <text:p><text:span text:style-name="T25">SUBSTITUTION:</text:span></text:p>
                <text:p><text:span text:style-name="T25"/></text:p>
                <text:p><text:span text:style-name="T25">'old value' can be a regex</text:span></text:p>
                <text:p><text:span text:style-name="T25"/></text:p>
                <text:p><text:span text:style-name="T5"/></text:p>
              </text:list-item>
            </text:list>
          </draw:text-box>
        </draw:frame>
        <draw:frame draw:style-name="standard" draw:layer="layout" svg:width="23.874cm" svg:height="1.187cm" svg:x="2.147cm" svg:y="4.63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1">
                  <text:list-header>
                    <text:p><text:span text:style-name="T13"><text:s/></text:span><text:span text:style-name="T13">sed [OPTIONS] 'COMMAND' [FILE...] <text:s text:c="2"/></text:span></text:p>
                  </text:list-header>
                </text:list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23.874cm" svg:height="1.187cm" svg:x="2.147cm" svg:y="4.631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1">
                  <text:list-header>
                    <text:p><text:span text:style-name="T13"><text:s/></text:span><text:span text:style-name="T13">sed [OPTIONS] 'COMMAND' [FILE...] <text:s text:c="2"/></text:span></text:p>
                  </text:list-header>
                </text:list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23.874cm" svg:height="1.187cm" svg:x="2.147cm" svg:y="4.63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1">
                  <text:list-header>
                    <text:p><text:span text:style-name="T13"><text:s/></text:span><text:span text:style-name="T13">sed [OPTIONS] 'COMMAND' [FILE...] <text:s text:c="2"/></text:span></text:p>
                  </text:list-header>
                </text:list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23.874cm" svg:height="1.468cm" svg:x="2.007cm" svg:y="14.662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7">
                <text:list text:style-name="L1">
                  <text:list-header>
                    <text:p><text:span text:style-name="T13">sed 's/old value/new value/(flags)' &lt;file&gt;</text:span></text:p>
                  </text:list-header>
                </text:list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5">sed substitution</text:span></text:p>
          </draw:text-box>
        </draw:frame>
        <draw:frame presentation:style-name="pr22" draw:text-style-name="P13" draw:layer="layout" svg:width="24.639cm" svg:height="14.644cm" svg:x="1.4cm" svg:y="4.914cm" presentation:class="outline" presentation:user-transformed="true">
          <draw:text-box>
            <text:list text:style-name="L3">
              <text:list-header>
                <text:p><text:span text:style-name="T26"/></text:p>
              </text:list-header>
              <text:list-item>
                <text:p><text:span text:style-name="T26">Common flags</text:span></text:p>
                <text:list>
                  <text:list-item>
                    <text:p><text:span text:style-name="T26">n – replace nth instance of pattern with replacement</text:span></text:p>
                  </text:list-item>
                  <text:list-item>
                    <text:p><text:span text:style-name="T26">g – replace ALL instances of pattern with replacement </text:span></text:p>
                  </text:list-item>
                  <text:list-item>
                    <text:p><text:span text:style-name="T26">Without flags, sed replaces first instance of 'old value' with 'new value' in each line</text:span></text:p>
                  </text:list-item>
                </text:list>
                <text:p><text:span text:style-name="T26"/></text:p>
                <text:p><text:span text:style-name="T27"/></text:p>
              </text:list-item>
            </text:list>
          </draw:text-box>
        </draw:frame>
        <draw:frame draw:style-name="standard" draw:layer="layout" svg:width="23.874cm" svg:height="1.187cm" svg:x="2.147cm" svg:y="4.63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1">
                  <text:list-header>
                    <text:p><text:span text:style-name="T13"><text:s/></text:span><text:span text:style-name="T13">sed [OPTIONS] 'COMMAND' [FILE...] <text:s text:c="2"/></text:span></text:p>
                  </text:list-header>
                </text:list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23.874cm" svg:height="1.187cm" svg:x="2.147cm" svg:y="4.631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1">
                  <text:list-header>
                    <text:p><text:span text:style-name="T13"><text:s/></text:span><text:span text:style-name="T13">sed [OPTIONS] 'COMMAND' [FILE...] <text:s text:c="2"/></text:span></text:p>
                  </text:list-header>
                </text:list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23.874cm" svg:height="1.187cm" svg:x="2.147cm" svg:y="4.63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2">
                  <text:list-header>
                    <text:p><text:span text:style-name="T13">sed 's/old value/new value/(flags)' &lt;file&gt;</text:span></text:p>
                  </text:list-header>
                </text:list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23.874cm" svg:height="1.468cm" svg:x="2.109cm" svg:y="15.3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7">
                <text:list text:style-name="L1">
                  <text:list-header>
                    <text:p><text:span text:style-name="T13">$ echo “I hate this decal” | sed 's/hate/love/' <text:s/></text:span></text:p>
                  </text:list-header>
                </text:list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23.874cm" svg:height="1.468cm" svg:x="2.109cm" svg:y="15.3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7">
                <text:list text:style-name="L1">
                  <text:list-header>
                    <text:p><text:span text:style-name="T13">$ echo “I hate this decal” | sed 's/hate/love/' <text:s/></text:span></text:p>
                  </text:list-header>
                </text:list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23.874cm" svg:height="1.468cm" svg:x="2.109cm" svg:y="17.5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7">
                <text:list text:style-name="L1">
                  <text:list-header>
                    <text:p><text:span text:style-name="T13">$ echo “hi hi hi” | sed 's/hi/bye/' <text:s text:c="2"/></text:span></text:p>
                  </text:list-header>
                </text:list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5" draw:layer="layout" svg:width="25.199cm" svg:height="3.506cm" svg:x="1.3cm" svg:y="0.837cm" presentation:class="title" presentation:user-transformed="true">
          <draw:text-box>
            <text:p><text:span text:style-name="T5">sed: deletion</text:span></text:p>
          </draw:text-box>
        </draw:frame>
        <draw:frame presentation:style-name="pr23" draw:text-style-name="P13" draw:layer="layout" svg:width="24.639cm" svg:height="14.644cm" svg:x="1.4cm" svg:y="4.914cm" presentation:class="outline" presentation:user-transformed="true">
          <draw:text-box>
            <text:list text:style-name="L3">
              <text:list-header>
                <text:p><text:span text:style-name="T26"/></text:p>
              </text:list-header>
              <text:list-item>
                <text:p><text:span text:style-name="T26">{what to find} can be:</text:span></text:p>
                <text:list>
                  <text:list-item>
                    <text:p><text:span text:style-name="T26">Range of lines: sed '1,3d' &lt;myfile.txt&gt;</text:span></text:p>
                  </text:list-item>
                  <text:list-item>
                    <text:p><text:span text:style-name="T26">Regex: sed '/#/d' (delete comments maybe?)</text:span></text:p>
                    <text:p><text:span text:style-name="T26"/></text:p>
                    <text:p><text:span text:style-name="T26">Other sed commands include insertion (i) and appending text (a)</text:span></text:p>
                  </text:list-item>
                </text:list>
                <text:p><text:span text:style-name="T27"/></text:p>
              </text:list-item>
            </text:list>
          </draw:text-box>
        </draw:frame>
        <draw:frame draw:style-name="standard" draw:layer="layout" svg:width="23.874cm" svg:height="1.187cm" svg:x="2.147cm" svg:y="4.63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1">
                  <text:list-header>
                    <text:p><text:span text:style-name="T13"><text:s/></text:span><text:span text:style-name="T13">sed [OPTIONS] 'COMMAND' [FILE...] <text:s text:c="2"/></text:span></text:p>
                  </text:list-header>
                </text:list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23.874cm" svg:height="1.187cm" svg:x="2.147cm" svg:y="4.631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1">
                  <text:list-header>
                    <text:p><text:span text:style-name="T13"><text:s/></text:span><text:span text:style-name="T13">sed [OPTIONS] 'COMMAND' [FILE...] <text:s text:c="2"/></text:span></text:p>
                  </text:list-header>
                </text:list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23.874cm" svg:height="1.187cm" svg:x="2.147cm" svg:y="4.63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7">
                <text:list text:style-name="L1">
                  <text:list-header>
                    <text:p><text:span text:style-name="T13">sed '{what to find} d' &lt;file&gt; <text:s text:c="6"/># deletion</text:span></text:p>
                  </text:list-header>
                </text:list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mon options</text:p>
          </draw:text-box>
        </draw:frame>
        <draw:frame presentation:style-name="pr10" draw:text-style-name="P5" draw:layer="layout" svg:width="24.639cm" svg:height="12.179cm" svg:x="1.4cm" svg:y="4.343cm" presentation:class="outline" presentation:user-transformed="true">
          <draw:text-box>
            <text:list text:style-name="L3">
              <text:list-item>
                <text:p><text:span text:style-name="T5">Many commands share some common options:</text:span></text:p>
              </text:list-item>
            </text:list>
            <text:list text:style-name="L5">
              <text:list-item>
                <text:list>
                  <text:list-header>
                    <text:p><text:span text:style-name="T28">-h/--help</text:span></text:p>
                    <text:p><text:span text:style-name="T28">-v/--verbose</text:span></text:p>
                    <text:p><text:span text:style-name="T28">-d/--debug</text:span></text:p>
                    <text:p><text:span text:style-name="T28">-f/--force or file input</text:span></text:p>
                    <text:p><text:span text:style-name="T28">-R recursiv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ccccc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="solid" draw:fill-color="#808000" draw:fill-image-width="0cm" draw:fill-image-height="0cm"/>
      <style:paragraph-properties fo:margin-left="0cm" fo:margin-right="0cm" fo:margin-top="0cm" fo:margin-bottom="0.4cm" fo:text-indent="0cm"/>
      <style:text-properties style:use-window-font-color="true" style:text-outline="fals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="visible" draw:shadow-color="#b3b3b3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9999" style:text-outline="false" style:text-line-through-style="none" fo:font-family="Inconsolata" style:font-style-name="Regular" style:font-pitch="fixed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d320" style:text-outline="false" style:text-line-through-style="none" fo:font-family="'Droid Serif'" style:font-style-name="Regular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399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399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draw:background-size="border" draw:fill="none" draw:fill-color="#ccccff" draw:fill-image-width="1cm" draw:fill-image-height="1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79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.179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4">
      <draw:frame draw:style-name="Mgr3" draw:text-style-name="MP7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2.179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5T22:50:10</meta:creation-date>
    <dc:date>2012-09-17T21:00:39</dc:date>
    <meta:editing-duration>PT21H40M51S</meta:editing-duration>
    <meta:editing-cycles>15</meta:editing-cycles>
    <meta:generator>LibreOffice/3.5$Linux_x86 LibreOffice_project/350m1$Build-2</meta:generator>
    <meta:document-statistic meta:object-count="178"/>
  </office:meta>
</office:document-meta>
</file>